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officeooo:rsid="00186231" officeooo:paragraph-rsid="00186231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4ec9b0"/>
    </style:style>
    <style:style style:name="T4" style:family="text">
      <style:text-properties fo:color="#ce9178"/>
    </style:style>
    <style:style style:name="T5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1.- hacer la limpieza de datos necesaria para poder ser procesadocon el siguiente algoritmo</text:p>
      <text:p text:style-name="P2">//a.- utilice el algoritmo de machine learning llamado multilayer perceptron que viene el la libreria de spark</text:p>
      <text:p text:style-name="P1"><text:span text:style-name="T1">import</text:span> <text:span text:style-name="T2">org.apache.spark.ml.classification.MultilayerPerceptronClassifier</text:span></text:p>
      <text:p text:style-name="P1"><text:span text:style-name="T1">import</text:span> <text:span text:style-name="T2">org.apache.spark.ml.evaluation.MulticlassClassificationEvaluator</text:span></text:p>
      <text:p text:style-name="P1"><text:span text:style-name="T1">import</text:span> <text:span text:style-name="T2">org.apache.spark.sql.SparkSession</text:span></text:p>
      <text:p text:style-name="P1"><text:span text:style-name="T1">import</text:span> <text:span text:style-name="T2">org.apache.spark.ml.feature.VectorAssembler</text:span></text:p>
      <text:p text:style-name="P1"><text:span text:style-name="T1">import</text:span> <text:span text:style-name="T2">org.apache.spark.ml.feature.StringIndexer</text:span></text:p>
      <text:p text:style-name="P1"><text:span text:style-name="T1">import</text:span> <text:span text:style-name="T2">org.apache.spark.ml.linalg.Vectors</text:span></text:p>
      <text:p text:style-name="P1"><text:span text:style-name="T1">import</text:span> <text:span text:style-name="T2">org.apache.spark.ml.Pipeline</text:span></text:p>
      <text:p text:style-name="P1"><text:span text:style-name="T1">import</text:span> <text:span text:style-name="T2">org.apache.spark.sql.types._</text:span></text:p>
      <text:p text:style-name="P1"><text:span text:style-name="T1">import</text:span> <text:span text:style-name="T2">org.apache.log4j._</text:span></text:p>
      <text:p text:style-name="P2">//b.- disene su propia arquiectura con un minimo de tres neuronas de entrada, </text:p>
      <text:p text:style-name="P2">//dos capas en la capa oculta con mas de tres neuronas codad una y </text:p>
      <text:p text:style-name="P2">//finalmente dos o mas neuronas en la capa de salida</text:p>
      <text:p text:style-name="P1"><text:span text:style-name="T3">Logger</text:span>.getLogger(<text:span text:style-name="T4">"org"</text:span>).setLevel(<text:span text:style-name="T3">Level</text:span>.<text:span text:style-name="T3">ERROR</text:span>)</text:p>
      <text:p text:style-name="P3"/>
      <text:p text:style-name="P1"><text:span text:style-name="T1">val</text:span> spark = <text:span text:style-name="T3">SparkSession</text:span>.builder().getOrCreate()</text:p>
      <text:p text:style-name="P3"/>
      <text:p text:style-name="P1"><text:span text:style-name="T1">val</text:span> df = spark.read.option(<text:span text:style-name="T4">"header"</text:span>,<text:span text:style-name="T4">"true"</text:span>).option(<text:span text:style-name="T4">"inferSchema"</text:span>, <text:span text:style-name="T4">"true"</text:span>)csv(<text:span text:style-name="T4">"Iris.csv"</text:span>)</text:p>
      <text:p text:style-name="P3"/>
      <text:p text:style-name="P1">df.show()</text:p>
      <text:p text:style-name="P3"/>
      <text:p text:style-name="P1">df.printSchema()</text:p>
      <text:p text:style-name="P3"/>
      <text:p text:style-name="P1"><text:span text:style-name="T1">val</text:span> Cuchaw =</text:p>
      <text:p text:style-name="P1"><text:span text:style-name="T3">StructType</text:span>(</text:p>
      <text:p text:style-name="P1"><text:span text:style-name="T3">StructField</text:span>(<text:span text:style-name="T4">"Cinco"</text:span>, <text:span text:style-name="T3">DoubleType</text:span>, <text:span text:style-name="T1">true</text:span>) ::</text:p>
      <text:p text:style-name="P1"><text:span text:style-name="T3">StructField</text:span>(<text:span text:style-name="T4">"Tres"</text:span>, <text:span text:style-name="T3">DoubleType</text:span>, <text:span text:style-name="T1">true</text:span>) ::</text:p>
      <text:p text:style-name="P1"><text:span text:style-name="T3">StructField</text:span>(<text:span text:style-name="T4">"Uno"</text:span>, <text:span text:style-name="T3">DoubleType</text:span>, <text:span text:style-name="T1">true</text:span>) ::</text:p>
      <text:p text:style-name="P1"><text:span text:style-name="T3">StructField</text:span>(<text:span text:style-name="T4">"Cero"</text:span>,<text:span text:style-name="T3">DoubleType</text:span>, <text:span text:style-name="T1">true</text:span>) ::</text:p>
      <text:p text:style-name="P1"><text:span text:style-name="T3">StructField</text:span>(<text:span text:style-name="T4">"Iris-setosa"</text:span>, <text:span text:style-name="T3">StringType</text:span>, <text:span text:style-name="T1">true</text:span>) :: <text:span text:style-name="T1">Nil</text:span>)</text:p>
      <text:p text:style-name="P2">//c.- explique detalladamente cada paso del proceso de machine learning dentro del codigo que desarrolle</text:p>
      <text:p text:style-name="P1"><text:span text:style-name="T1">val</text:span> df2 = spark.read.option(<text:span text:style-name="T4">"header"</text:span>, <text:span text:style-name="T4">"false"</text:span>).schema(<text:span text:style-name="T3">Cuchaw</text:span>)csv(<text:span text:style-name="T4">"Iris.csv"</text:span>)</text:p>
      <text:p text:style-name="P1">df2.columns</text:p>
      <text:p text:style-name="P3"/>
      <text:p text:style-name="P1"><text:span text:style-name="T1">val</text:span> Etiqueta = <text:span text:style-name="T1">new</text:span> <text:span text:style-name="T3">StringIndexer</text:span>().setInputCol(<text:span text:style-name="T4">"Iris-setosa"</text:span>).setOutputCol(<text:span text:style-name="T4">"label"</text:span>)</text:p>
      <text:p text:style-name="P1"><text:span text:style-name="T1">val</text:span> Ensamble = <text:span text:style-name="T1">new</text:span> <text:span text:style-name="T3">VectorAssembler</text:span>().setInputCols(<text:span text:style-name="T3">Array</text:span>(<text:span text:style-name="T4">"Cinco"</text:span>, <text:span text:style-name="T4">"Tres"</text:span>, <text:span text:style-name="T4">"Uno"</text:span>, <text:span text:style-name="T4">"Cero"</text:span>)).setOutputCol(<text:span text:style-name="T4">"features"</text:span>)</text:p>
      <text:p text:style-name="P3"/>
      <text:p text:style-name="P1"><text:span text:style-name="T1">val</text:span> splits = df2.randomSplit(<text:span text:style-name="T3">Array</text:span>(<text:span text:style-name="T5">0.8</text:span>, <text:span text:style-name="T5">0.2</text:span>), seed = <text:span text:style-name="T5">1234L</text:span>)</text:p>
      <text:p text:style-name="P1"><text:span text:style-name="T1">val</text:span> train = splits(<text:span text:style-name="T5">0</text:span>)</text:p>
      <text:p text:style-name="P1"><text:span text:style-name="T1">val</text:span> test = splits(<text:span text:style-name="T5">1</text:span>)</text:p>
      <text:p text:style-name="P3"/>
      <text:p text:style-name="P1"><text:span text:style-name="T1">val</text:span> neuronas = <text:span text:style-name="T3">Array</text:span>[<text:span text:style-name="T1">Int</text:span>](<text:span text:style-name="T5">4</text:span>, <text:span text:style-name="T5">5</text:span>, <text:span text:style-name="T5">4</text:span>, <text:span text:style-name="T5">3</text:span>)</text:p>
      <text:p text:style-name="P2"><text:soft-page-break/>//d.- explique detalladamente la funcion matematica de entrenamiento que utilizo, consus propias palabras</text:p>
      <text:p text:style-name="P1"><text:span text:style-name="T1">val</text:span> trainer = <text:span text:style-name="T1">new</text:span> <text:span text:style-name="T3">MultilayerPerceptronClassifier</text:span>().</text:p>
      <text:p text:style-name="P1">setLayers(neuronas).</text:p>
      <text:p text:style-name="P1">setLabelCol(<text:span text:style-name="T4">"label"</text:span>).</text:p>
      <text:p text:style-name="P1">setFeaturesCol(<text:span text:style-name="T4">"features"</text:span>).</text:p>
      <text:p text:style-name="P1">setPredictionCol(<text:span text:style-name="T4">"prediction"</text:span>).</text:p>
      <text:p text:style-name="P1">setBlockSize(<text:span text:style-name="T5">128</text:span>).</text:p>
      <text:p text:style-name="P1">setSeed(<text:span text:style-name="T5">1234L</text:span>).</text:p>
      <text:p text:style-name="P1">setMaxIter(<text:span text:style-name="T5">100</text:span>)</text:p>
      <text:p text:style-name="P2">//e.- explique la funcion de error que utilizo para el resultado final</text:p>
      <text:p text:style-name="P1"><text:span text:style-name="T1">val</text:span> pipeline = <text:span text:style-name="T1">new</text:span> <text:span text:style-name="T3">Pipeline</text:span>().setStages(<text:span text:style-name="T3">Array</text:span>(<text:span text:style-name="T3">Etiqueta</text:span>,<text:span text:style-name="T3">Ensamble</text:span>,trainer))</text:p>
      <text:p text:style-name="P3"/>
      <text:p text:style-name="P1"><text:span text:style-name="T1">val</text:span> model = pipeline.fit(train)</text:p>
      <text:p text:style-name="P1"><text:span text:style-name="T1">val</text:span> result = model.transform(test)</text:p>
      <text:p text:style-name="P1">result.show()</text:p>
      <text:p text:style-name="P1"><text:span text:style-name="T1">val</text:span> predictionAndLabels = result.select(<text:span text:style-name="T4">"prediction"</text:span>, <text:span text:style-name="T4">"label"</text:span>)</text:p>
      <text:p text:style-name="P1">predictionAndLabels.show()</text:p>
      <text:p text:style-name="P3"/>
      <text:p text:style-name="P1"><text:span text:style-name="T1">val</text:span> evaluator = <text:span text:style-name="T1">new</text:span> <text:span text:style-name="T3">MulticlassClassificationEvaluator</text:span>().setMetricName(<text:span text:style-name="T4">"accuracy"</text:span>)</text:p>
      <text:p text:style-name="P1">println(s<text:span text:style-name="T4">"Test set accuracy = ${evaluator.evaluate(predictionAndLabels)}"</text:span>)</text:p>
      <text:p text:style-name="Standard"/>
      <text:p text:style-name="Standard"/>
      <text:p text:style-name="P4"><text:a xlink:type="simple" xlink:href="https://github.com/AdanJaimes/BigData" text:style-name="Internet_20_link" text:visited-style-name="Visited_20_Internet_20_Link">https://github.com/AdanJaimes/BigData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3:09:08.324618375</meta:creation-date>
    <dc:date>2019-04-13T13:10:21.877459261</dc:date>
    <meta:editing-duration>PT1M16S</meta:editing-duration>
    <meta:editing-cycles>1</meta:editing-cycles>
    <meta:document-statistic meta:table-count="0" meta:image-count="0" meta:object-count="0" meta:page-count="2" meta:paragraph-count="54" meta:word-count="247" meta:character-count="2585" meta:non-whitespace-character-count="2390"/>
    <meta:generator>LibreOffice/5.1.6.2$Linux_x86 LibreOffice_project/10m0$Build-2</meta:generator>
  </office:meta>
</office:document-meta>
</file>